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B000002CFF6DFEE0963785FB1.png" manifest:media-type="image/png"/>
  <manifest:file-entry manifest:full-path="Pictures/10000000000001E4000002D684D205E377B6AFD2.png" manifest:media-type="image/png"/>
  <manifest:file-entry manifest:full-path="Pictures/10000000000001CD000002D848A3A4D9D45608E4.png" manifest:media-type="image/png"/>
  <manifest:file-entry manifest:full-path="Pictures/10000000000001DE00000074A08EA6639CF8F616.png" manifest:media-type="image/png"/>
  <manifest:file-entry manifest:full-path="Pictures/10000000000001E0000002D80293507427C7A76D.png" manifest:media-type="image/png"/>
  <manifest:file-entry manifest:full-path="Pictures/10000000000001C20000006E24A836880860E6D0.png" manifest:media-type="image/png"/>
  <manifest:file-entry manifest:full-path="Pictures/10000000000001CE000002FCAF266064C65FE237.png" manifest:media-type="image/png"/>
  <manifest:file-entry manifest:full-path="Pictures/10000000000001E4000002D6FAADDC9AC2A4D9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2.7cm" svg:height="19.262cm" draw:z-index="0"><draw:image xlink:href="Pictures/10000000000001E0000002D80293507427C7A76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2.224cm" svg:height="20.214cm" draw:z-index="1"><draw:image xlink:href="Pictures/10000000000001CE000002FCAF266064C65FE2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1.906cm" svg:height="2.91cm" draw:z-index="2"><draw:image xlink:href="Pictures/10000000000001C20000006E24A836880860E6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2.806cm" svg:height="19.209cm" draw:z-index="3"><draw:image xlink:href="Pictures/10000000000001E4000002D6FAADDC9AC2A4D9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2.197cm" svg:height="19.262cm" draw:z-index="4"><draw:image xlink:href="Pictures/10000000000001CD000002D848A3A4D9D45608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12.806cm" svg:height="19.209cm" draw:z-index="5"><draw:image xlink:href="Pictures/10000000000001E4000002D684D205E377B6AF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12.568cm" svg:height="19.024cm" draw:z-index="6"><draw:image xlink:href="Pictures/10000000000001DB000002CFF6DFEE0963785FB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width="12.647cm" svg:height="3.069cm" draw:z-index="7"><draw:image xlink:href="Pictures/10000000000001DE00000074A08EA6639CF8F6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4:09:35.828107200</meta:creation-date>
    <dc:date>2017-09-20T14:16:09.089165947</dc:date>
    <meta:editing-duration>PT6M36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